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SelectionListBuilder.setBeanFactory( 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SelectionListBuilder.build( Element selectionListElement , Datatype datatyp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40">
            <text:p text:style-name="Table_20_Contents">4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